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% Golden Ratio Validation in OFT (Oscillatory Math Without Time Dependency)</text:p>
      <text:p text:style-name="Standard"/>
      <text:p text:style-name="Standard">% Define Constants</text:p>
      <text:p text:style-name="Standard">phi = (1 + sqrt(5)) / 2; <text:s/>% Golden Ratio</text:p>
      <text:p text:style-name="Standard">num_nodes = 20; <text:s/>% Number of oscillatory nodes</text:p>
      <text:p text:style-name="Standard"/>
      <text:p text:style-name="Standard">% Initial Conditions</text:p>
      <text:p text:style-name="Standard">A_initial = 1.0; <text:s/>% Initial Amplitude</text:p>
      <text:p text:style-name="Standard">nu_initial = 1.0; <text:s/>% Initial Frequency</text:p>
      <text:p text:style-name="Standard"/>
      <text:p text:style-name="Standard">% Initialize Arrays</text:p>
      <text:p text:style-name="Standard">amplitudes = zeros(1, num_nodes);</text:p>
      <text:p text:style-name="Standard">frequencies = zeros(1, num_nodes);</text:p>
      <text:p text:style-name="Standard">energy_densities = zeros(1, num_nodes);</text:p>
      <text:p text:style-name="Standard"/>
      <text:p text:style-name="Standard">% Set Initial Values</text:p>
      <text:p text:style-name="Standard">amplitudes(1) = A_initial;</text:p>
      <text:p text:style-name="Standard">frequencies(1) = nu_initial;</text:p>
      <text:p text:style-name="Standard">energy_densities(1) = A_initial^2 * nu_initial^2;</text:p>
      <text:p text:style-name="Standard"/>
      <text:p text:style-name="Standard">% Generate Harmonic Oscillators Based on Golden Ratio</text:p>
      <text:p text:style-name="Standard">for i = 2:num_nodes</text:p>
      <text:p text:style-name="Standard"><text:s text:c="4"/>amplitudes(i) = amplitudes(i - 1) / phi; <text:s/>% Amplitude scales down by Golden Ratio</text:p>
      <text:p text:style-name="Standard"><text:s text:c="4"/>frequencies(i) = frequencies(i - 1) * phi; <text:s/>% Frequency scales up by Golden Ratio</text:p>
      <text:p text:style-name="Standard"><text:s text:c="4"/>energy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7T21:37:54.887794269</meta:creation-date>
    <dc:date>2025-01-07T21:38:39.018758479</dc:date>
    <meta:editing-duration>PT44S</meta:editing-duration>
    <meta:editing-cycles>1</meta:editing-cycles>
    <meta:document-statistic meta:table-count="0" meta:image-count="0" meta:object-count="0" meta:page-count="1" meta:paragraph-count="20" meta:word-count="118" meta:character-count="774" meta:non-whitespace-character-count="658"/>
    <meta:generator>LibreOffice/24.2.7.2$Linux_X86_64 LibreOffice_project/420$Build-2</meta:generator>
  </office:meta>
</office:document-meta>
</file>